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eeeeee" draw:fill-image-width="0cm" draw:fill-image-height="0cm"/>
    </style:style>
    <style:style style:name="gr1" style:family="graphic" style:parent-style-name="standard">
      <style:graphic-properties svg:stroke-opacity="0%" draw:fill-color="#006633" draw:textarea-vertical-align="middle"/>
    </style:style>
    <style:style style:name="gr2" style:family="graphic" style:parent-style-name="standard">
      <style:graphic-properties svg:stroke-color="#ffffff" svg:stroke-opacity="15%" draw:fill-color="#6600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opacity="0%" draw:fill-color="#00336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opacity="0%" draw:fill-color="#0066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opacity="0%" draw:fill-color="#663333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color="#ffffff" fo:font-size="19.3999996185303pt"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8.961cm" svg:height="6.703cm" svg:x="15.744cm" svg:y="0.381cm">
          <text:p text:style-name="P1"><text:span text:style-name="T1">BEGIN</text:span></text:p>
          <text:p text:style-name="P1"><text:span text:style-name="T1">Business Undertanding </text:span></text:p>
          <text:p text:style-name="P1"><text:span text:style-name="T1">and Problem Definition</text:span></text:p>
        </draw:ellipse>
        <draw:custom-shape draw:style-name="gr2" draw:text-style-name="P1" draw:layer="layout" svg:width="6.617cm" svg:height="7.113cm" svg:x="16.985cm" svg:y="7.631cm">
          <text:p text:style-name="P1"><text:span text:style-name="T1">Data Collection, </text:span></text:p>
          <text:p text:style-name="P1"><text:span text:style-name="T1">Ingestion, Cleanin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5.928cm" svg:height="5.472cm" svg:x="26.221cm" svg:y="15.975cm">
          <text:p text:style-name="P1"><text:span text:style-name="T1">Data Munging,</text:span></text:p>
          <text:p text:style-name="P1"><text:span text:style-name="T1">Exploratory Data </text:span></text:p>
          <text:p text:style-name="P1"><text:span text:style-name="T1">Analysi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1" draw:layer="layout" svg:width="5.928cm" svg:height="5.472cm" svg:x="18.225cm" svg:y="22.268cm">
          <text:p text:style-name="P1"><text:span text:style-name="T1">Analytics/</text:span></text:p>
          <text:p text:style-name="P1"><text:span text:style-name="T1">Modeling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1" draw:layer="layout" svg:width="5.928cm" svg:height="5.472cm" svg:x="1.27cm" svg:y="15.975cm">
          <text:p text:style-name="P1"><text:span text:style-name="T1">Deploymen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2" draw:layer="layout" svg:width="7.858cm" svg:height="6.977cm" svg:x="21.396cm" svg:y="10.367cm">
          <text:p/>
          <draw:enhanced-geometry svg:viewBox="0 0 21600 21600" draw:text-areas="0 0 21600 21600" draw:type="circular-arrow" draw:modifiers="-89.758366668654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2" draw:layer="layout" svg:width="7.858cm" svg:height="6.976cm" svg:x="22.774cm" svg:y="19.122cm">
          <text:p/>
          <draw:enhanced-geometry svg:viewBox="0 0 21600 21600" draw:text-areas="0 0 21600 21600" draw:type="circular-arrow" draw:modifiers="-0.867230636652115 67.2024850647602 3049.060267025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2" draw:layer="layout" svg:width="8.409cm" svg:height="13.269cm" svg:x="12.022cm" svg:y="12.555cm">
          <text:p/>
          <draw:enhanced-geometry svg:viewBox="0 0 21600 21600" draw:text-areas="0 0 21600 21600" draw:type="circular-arrow" draw:modifiers="91.9213613952647 -108.177062108604 8641.701222472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2" draw:layer="layout" svg:width="3.998cm" svg:height="2.189cm" svg:x="7.748cm" svg:y="17.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2.481cm" svg:height="7.934cm" svg:x="2.924cm" svg:y="7.49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5.928cm" svg:height="5.472cm" svg:x="1.684cm" svg:y="0.792cm">
          <text:p text:style-name="P1"><text:span text:style-name="T1">User Acceptance</text:span></text:p>
          <text:p text:style-name="P1"><text:span text:style-name="T1">Testing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2" draw:layer="layout" svg:width="2.619cm" svg:height="1.505cm" svg:x="7.886cm" svg:y="2.8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" draw:text-style-name="P1" draw:layer="layout" svg:width="3.555cm" svg:height="3.009cm" svg:x="10.673cm" svg:y="2.159cm">
          <text:p text:style-name="P1"><text:span text:style-name="T1">END</text:span></text:p>
        </draw:ellipse>
        <draw:custom-shape draw:style-name="gr6" draw:text-style-name="P2" draw:layer="layout" svg:width="0.965cm" svg:height="0.821cm" svg:x="14.641cm" svg:y="3.1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.02cm" fo:page-height="27.94cm" style:print-orientation="portrait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 Clements</meta:initial-creator>
    <meta:creation-date>2018-01-20T20:21:01.77</meta:creation-date>
    <dc:date>2018-01-20T20:57:47.62</dc:date>
    <dc:creator>Robert Clements</dc:creator>
    <meta:editing-duration>PT21M22S</meta:editing-duration>
    <meta:editing-cycles>3</meta:editing-cycles>
    <meta:generator>OpenOffice/4.1.3$Win32 OpenOffice.org_project/413m1$Build-9783</meta:generator>
    <meta:document-statistic meta:object-count="14"/>
  </office:meta>
</office:document-meta>
</file>